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5277" officeooo:paragraph-rsid="000a5277"/>
    </style:style>
    <style:style style:name="P2" style:family="paragraph" style:parent-style-name="Standard">
      <style:text-properties officeooo:rsid="000c3b64" officeooo:paragraph-rsid="000c3b64"/>
    </style:style>
    <style:style style:name="P3" style:family="paragraph" style:parent-style-name="Standard">
      <style:text-properties officeooo:rsid="000f9489" officeooo:paragraph-rsid="000f9489"/>
    </style:style>
    <style:style style:name="P4" style:family="paragraph" style:parent-style-name="Standard">
      <style:text-properties officeooo:rsid="00150a20" officeooo:paragraph-rsid="00150a20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50a20" officeooo:paragraph-rsid="00150a20" style:font-weight-asian="bold" style:font-weight-complex="bold"/>
    </style:style>
    <style:style style:name="P6" style:family="paragraph" style:parent-style-name="Standard">
      <style:text-properties officeooo:rsid="00195636" officeooo:paragraph-rsid="00195636"/>
    </style:style>
    <style:style style:name="P7" style:family="paragraph">
      <style:paragraph-properties fo:text-align="center"/>
    </style:style>
    <style:style style:name="P8" style:family="paragraph">
      <style:text-properties style:font-name="F" fo:font-size="12pt"/>
    </style:style>
    <style:style style:name="T1" style:family="text">
      <style:text-properties officeooo:rsid="000f504e"/>
    </style:style>
    <style:style style:name="T2" style:family="text">
      <style:text-properties officeooo:rsid="000fbf69"/>
    </style:style>
    <style:style style:name="T3" style:family="text">
      <style:text-properties officeooo:rsid="0016ab1d"/>
    </style:style>
    <style:style style:name="T4" style:family="text">
      <style:text-properties style:font-name="F"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vg:stroke-color="#2c001e" draw:fill="solid" draw:fill-color="#ffffff" draw:textarea-horizontal-align="justify" draw:textarea-vertical-align="middle" draw:auto-grow-height="false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fill="solid" draw:fill-color="#ffffff" draw:textarea-horizontal-align="center" draw:textarea-vertical-align="middle" style:run-through="foreground"/>
    </style:style>
    <style:style style:name="gr5" style:family="graphic">
      <style:graphic-properties svg:stroke-color="#ff0000" draw:fill="solid" draw:fill-color="#ff0000" draw:textarea-horizontal-align="center" draw:textarea-vertical-align="middle" style:run-through="foreground"/>
    </style:style>
    <style:style style:name="gr6" style:family="graphic">
      <style:graphic-properties svg:stroke-color="#ff3333" draw:fill="solid" draw:fill-color="#ff0000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1.2602in" style:run-through="foreground"/>
    </style:style>
    <style:style style:name="gr8" style:family="graphic">
      <style:graphic-properties draw:stroke="solid" svg:stroke-color="#000000" draw:fill="none" draw:fill-color="#ffffff" fo:min-height="0.552in" fo:padding-top="0.1201in" fo:padding-bottom="0.1201in" fo:padding-left="0.1201in" fo:padding-right="0.120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ternativas a programacao pareada:</text:p>
      <text:p text:style-name="P1"/>
      <text:p text:style-name="P1">- reunioes</text:p>
      <text:p text:style-name="P1">- wiki</text:p>
      <text:p text:style-name="P1">- forum</text:p>
      <text:p text:style-name="P1"/>
      <text:p text:style-name="P2"><text:span text:style-name="T1">T</text:span>estes de aceitacao - simula o usuario</text:p>
      <text:p text:style-name="P2"/>
      <text:p text:style-name="P3">Joe Yoder – Big Ball of Mud <text:span text:style-name="T2">(grande bola de lama)</text:span></text:p>
      <text:p text:style-name="P3"/>
      <text:p text:style-name="P3"><draw:g text:anchor-type="paragraph" draw:z-index="0" draw:style-name="gr1"><draw:custom-shape draw:style-name="gr2" svg:width="0.365in" svg:height="1.3335in" svg:x="2.1799in" svg:y="0.827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g draw:style-name="gr3"><draw:ellipse draw:style-name="gr4" draw:text-style-name="P7" svg:width="0.7087in" svg:height="0.7398in" svg:x="2.0134in" svg:y="0.0256in"><text:p/></draw:ellipse><draw:path draw:style-name="gr5" draw:text-style-name="P7" svg:width="0.4579in" svg:height="0.6209in" svg:x="2.1421in" svg:y="0.0472in" svg:viewBox="0 0 1164 1578" svg:d="M43 949c-138-300 211-552 529-476 342 82 839 763 450 767-468 5-675 740-186 27 234-340 15-855-238-715-264 147 118 848 371 688 259-164-333-377 79-820 300-322-572-279-767-26-360 464 277 411 476 529 520 308-95 593-344 476-252-118-305-711 106-635 351 65 579-401 423-608-174-234-726-230-794 185-46 285 115 760 424 714 471-70 375 448 26 503-247 39-688 37-582-318l185-264 291-185 186-80"><text:p/></draw:path></draw:g><draw:ellipse draw:style-name="gr4" draw:text-style-name="P7" svg:width="0.7087in" svg:height="0.7398in" svg:x="2.0134in" svg:y="2.2776in"><text:p/></draw:ellipse><draw:line draw:style-name="gr6" draw:text-style-name="P7" svg:x1="2.576in" svg:y1="2.8799in" svg:x2="2.1697in" svg:y2="2.6091in"><text:p/></draw:line><draw:frame draw:style-name="gr7" svg:width="2.5315in" svg:height="1.2606in" svg:x="2.5969in" svg:y="0.8693in"><draw:text-box><text:p>Mudar codigo (refatoracao)</text:p><text:p/><text:p>Se mudar funcionalidade</text:p><text:p/><text:p>Menor possivel (Foco)</text:p></draw:text-box></draw:frame></draw:g>- dificil manutencao</text:p>
      <text:p text:style-name="P3">- dificil de entender</text:p>
      <text:p text:style-name="P3">- dificil de evoluir</text:p>
      <text:p text:style-name="P3">- dificil de testar</text:p>
      <text:p text:style-name="P3">- dificil migracao</text:p>
      <text:p text:style-name="P3">- facil de esconder bug</text:p>
      <text:p text:style-name="P3"/>
      <text:p text:style-name="P3"><draw:g text:anchor-type="paragraph" draw:z-index="1" draw:style-name="gr1"><draw:line draw:style-name="gr6" draw:text-style-name="P7" svg:x1="2.1945in" svg:y1="1.2756in" svg:x2="2.4862in" svg:y2="1.0882in"><text:p/></draw:line><draw:line draw:style-name="gr6" draw:text-style-name="P7" svg:x1="2.2673in" svg:y1="1.3697in" svg:x2="2.4862in" svg:y2="1.2134in"><text:p/></draw:line><draw:line draw:style-name="gr6" draw:text-style-name="P7" svg:x1="2.3717in" svg:y1="1.463in" svg:x2="2.6217in" svg:y2="1.2965in"><text:p/></draw:line><draw:line draw:style-name="gr6" draw:text-style-name="P7" svg:x1="2.6008in" svg:y1="1.3906in" svg:x2="2.2673in" svg:y2="1.2134in"><text:p/></draw:line><draw:line draw:style-name="gr6" draw:text-style-name="P7" svg:x1="2.6008in" svg:y1="1.2134in" svg:x2="2.2673in" svg:y2="1.0154in"><text:p/></draw:lin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Refatoracao</text:p>
      <text:p text:style-name="P4"/>
      <text:p text:style-name="P4">- corrigir codigo “feio”</text:p>
      <text:p text:style-name="P4">- nao corrige erros</text:p>
      <text:p text:style-name="P4">- <text:span text:style-name="T3">construir os testes antes de iniciar a refatoracao</text:span></text:p>
      <text:p text:style-name="P4">- <text:span text:style-name="T3">apos refatoracao rodar os testes novamente</text:span></text:p>
      <text:p text:style-name="P3"/>
      <text:p text:style-name="P6"><draw:frame text:anchor-type="paragraph" draw:z-index="2" draw:style-name="gr8" draw:text-style-name="P8" svg:width="5.9795in" svg:height="0.7925in" svg:x="0.0201in" svg:y="0in"><draw:text-box draw:corner-radius="0.1in"><text:p text:style-name="P8"><text:span text:style-name="T4">Livro: Working Effectively with Legacy Code (Michael Feathers) - <text:s text:c="5"/></text:span></text:p><text:p text:style-name="P8"><text:span text:style-name="T4">Refatoracao</text:span></text:p></draw:text-box></draw:frame></text:p>
      <text:p text:style-name="P6"/>
      <text:p text:style-name="P6"/>
      <text:p text:style-name="P6"/>
      <text:p text:style-name="P6"/>
      <text:p text:style-name="P6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2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2T10:11:53.129439706</meta:creation-date>
    <meta:generator>LibreOffice/4.2.4.2$Linux_X86_64 LibreOffice_project/420m0$Build-2</meta:generator>
    <dc:date>2015-08-12T10:39:14.900929942</dc:date>
    <meta:editing-duration>PT24M57S</meta:editing-duration>
    <meta:editing-cycles>21</meta:editing-cycles>
    <meta:document-statistic meta:table-count="0" meta:image-count="0" meta:object-count="0" meta:page-count="1" meta:paragraph-count="18" meta:word-count="75" meta:character-count="418" meta:non-whitespace-character-count="357"/>
  </office:meta>
</office:document-meta>
</file>